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Songti-SC-Regular" svg:font-family="STSongti-SC-Regular"/>
    <style:font-face style:name="Helvetica" svg:font-family="Helvetica" style:font-family-generic="swiss"/>
    <style:font-face style:name="Adobe Caslon Pro" svg:font-family="'Adobe Caslon Pro'" style:font-pitch="variable"/>
    <style:font-face style:name="Proxima Nova" svg:font-family="'Proxima Nova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661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1835in"/>
    </style:style>
    <style:style style:name="co6" style:family="table-column">
      <style:table-column-properties fo:break-before="auto" style:column-width="2.9764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0354in"/>
    </style:style>
    <style:style style:name="ro5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font-name="Adobe Caslon Pro" fo:font-size="12pt" fo:font-weight="bold" style:font-name-asian="Adobe Caslon Pro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dobe Caslon Pr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obe Caslon Pro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dobe Caslon Pro" fo:font-size="12pt" style:font-name-asian="Adobe Caslon Pro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dobe Caslon Pro" fo:font-size="12pt" fo:font-weight="bold" style:font-name-asian="Adobe Caslon Pro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dobe Caslon Pro" fo:font-size="12pt" style:font-name-asian="Adobe Caslon Pro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style:font-name="Adobe Caslon Pro" fo:font-size="14pt" fo:font-weight="bold" style:font-name-asian="Adobe Caslon Pro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Adobe Caslon Pro" style:font-name-asian="Adobe Caslon Pro"/>
    </style:style>
    <style:style style:name="T1" style:family="text">
      <style:text-properties style:use-window-font-color="true" style:font-name="Helvetica" fo:font-size="12pt" style:font-name-asian="Helvetica" style:font-size-asian="12pt" style:font-name-complex="Helvetica" style:font-size-complex="6.80000019073486pt"/>
    </style:style>
    <style:style style:name="T2" style:family="text">
      <style:text-properties style:use-window-font-color="true" style:font-name="STSongti-SC-Regular" fo:font-size="12pt" style:font-name-asian="STSongti-SC-Regular" style:font-size-asian="12pt" style:font-name-complex="STSongti-SC-Regular" style:font-size-complex="6.80000019073486pt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4" table:default-cell-style-name="ce3"/>
        <table:table-column table:style-name="co2" table:visibility="collapse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4" table:default-cell-style-name="ce3"/>
        <table:table-column table:style-name="co7" table:default-cell-style-name="ce3"/>
        <table:table-column table:style-name="co2" table:default-cell-style-name="ce3"/>
        <table:table-column table:style-name="co2" table:default-cell-style-name="ce5"/>
        <table:table-column table:style-name="co2" table:number-columns-repeated="3" table:default-cell-style-name="ce7"/>
        <table:table-column table:style-name="co8" table:default-cell-style-name="ce7"/>
        <table:table-column table:style-name="co2" table:number-columns-repeated="1007" table:default-cell-style-name="ce7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origin</text:p>
          </table:table-cell>
          <table:table-cell table:style-name="ce1" office:value-type="string">
            <text:p>origin (primary)</text:p>
          </table:table-cell>
          <table:table-cell table:style-name="ce1" office:value-type="string">
            <text:p>exact meaning</text:p>
          </table:table-cell>
          <table:table-cell table:style-name="ce1" office:value-type="string">
            <text:p>meaning category</text:p>
          </table:table-cell>
          <table:table-cell table:style-name="ce1" office:value-type="string">
            <text:p>Tone 1</text:p>
          </table:table-cell>
          <table:table-cell table:style-name="ce1" office:value-type="string">
            <text:p>Tone 2</text:p>
          </table:table-cell>
          <table:table-cell table:style-name="ce4" office:value-type="string">
            <text:p>rating</text:p>
          </table:table-cell>
          <table:table-cell table:style-name="ce1" office:value-type="string">
            <text:p>familiarity</text:p>
          </table:table-cell>
          <table:table-cell table:style-name="ce1" office:value-type="string">
            <text:p>popularity region</text:p>
          </table:table-cell>
          <table:table-cell table:style-name="ce1" office:value-type="string">
            <text:p>Popularity #</text:p>
          </table:table-cell>
          <table:table-cell table:style-name="ce1"/>
          <table:table-cell table:style-name="ce6" table:number-columns-repeated="4"/>
          <table:table-cell table:number-columns-repeated="1007"/>
        </table:table-row>
        <table:table-row table:style-name="ro3">
          <table:table-cell table:style-name="ce2" office:value-type="string">
            <text:p>Santiago</text:p>
          </table:table-cell>
          <table:table-cell office:value-type="string">
            <text:p>m</text:p>
          </table:table-cell>
          <table:table-cell office:value-type="string">
            <text:p>spanish, portuguese</text:p>
          </table:table-cell>
          <table:table-cell office:value-type="string">
            <text:p>spanish</text:p>
          </table:table-cell>
          <table:table-cell office:value-type="string">
            <text:p>saint jame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Mateo</text:p>
          </table:table-cell>
          <table:table-cell office:value-type="string">
            <text:p>m</text:p>
          </table:table-cell>
          <table:table-cell office:value-type="string">
            <text:p>spanish, croatian</text:p>
          </table:table-cell>
          <table:table-cell office:value-type="string">
            <text:p>spanish</text:p>
          </table:table-cell>
          <table:table-cell office:value-type="string">
            <text:p>gift of yahweh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Diego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short for santiago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Miguel Ángel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who is like god? Messanger of god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Emiliano</text:p>
          </table:table-cell>
          <table:table-cell office:value-type="string">
            <text:p>m</text:p>
          </table:table-cell>
          <table:table-cell office:value-type="string">
            <text:p>spanish, italian</text:p>
          </table:table-cell>
          <table:table-cell office:value-type="string">
            <text:p>spanish</text:p>
          </table:table-cell>
          <table:table-cell office:value-type="string">
            <text:p>from roman family name Aemilius</text:p>
          </table:table-cell>
          <table:table-cell office:value-type="string">
            <text:p>lineag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Sebastián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from sebaste</text:p>
          </table:table-cell>
          <table:table-cell office:value-type="string">
            <text:p>lineag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Leonardo</text:p>
          </table:table-cell>
          <table:table-cell office:value-type="string">
            <text:p>m</text:p>
          </table:table-cell>
          <table:table-cell office:value-type="string">
            <text:p>italian, spanish, portuguese</text:p>
          </table:table-cell>
          <table:table-cell office:value-type="string">
            <text:p>italian</text:p>
          </table:table-cell>
          <table:table-cell office:value-type="string">
            <text:p>brave lion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José Ángel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he will add, messanger of god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Jesús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jesu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Alejandro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defending man</text:p>
          </table:table-cell>
          <table:table-cell office:value-type="string">
            <text:p>job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Ximen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table:number-columns-repeated="2" office:value-type="string">
            <text:p>unknown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María José</text:p>
          </table:table-cell>
          <table:table-cell office:value-type="string">
            <text:p>f (m)</text:p>
          </table:table-cell>
          <table:table-cell office:value-type="string">
            <text:p>spanish, galician, icelandic</text:p>
          </table:table-cell>
          <table:table-cell office:value-type="string">
            <text:p>spanish</text:p>
          </table:table-cell>
          <table:table-cell office:value-type="string">
            <text:p>Wished-for child,mary and joseph 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Valentina</text:p>
          </table:table-cell>
          <table:table-cell office:value-type="string">
            <text:p>f</text:p>
          </table:table-cell>
          <table:table-cell office:value-type="string">
            <text:p>Italian, Russian, Slovene, Croatian, Macedonian, Romanian, Spanish</text:p>
          </table:table-cell>
          <table:table-cell office:value-type="string">
            <text:p>italian</text:p>
          </table:table-cell>
          <table:table-cell office:value-type="string">
            <text:p>strong, vigorous, healthy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María Fernand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hed-for child, brave journey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Valeria</text:p>
          </table:table-cell>
          <table:table-cell office:value-type="string">
            <text:p>f</text:p>
          </table:table-cell>
          <table:table-cell office:value-type="string">
            <text:p>italian, spanish, romanian, german</text:p>
          </table:table-cell>
          <table:table-cell office:value-type="string">
            <text:p>italian</text:p>
          </table:table-cell>
          <table:table-cell office:value-type="string">
            <text:p>to be strong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Mexico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Sofí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Camila</text:p>
          </table:table-cell>
          <table:table-cell office:value-type="string">
            <text:p>f</text:p>
          </table:table-cell>
          <table:table-cell office:value-type="string">
            <text:p>spanish, portuguese</text:p>
          </table:table-cell>
          <table:table-cell office:value-type="string">
            <text:p>span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Regina</text:p>
          </table:table-cell>
          <table:table-cell office:value-type="string">
            <text:p>f</text:p>
          </table:table-cell>
          <table:table-cell office:value-type="string">
            <text:p>English, German, Italian, Spanish, Portuguese, Lithuanian, Polish, Czech, Hungarian, Swedish, Norwegian, Danish</text:p>
          </table:table-cell>
          <table:table-cell office:value-type="string">
            <text:p>english</text:p>
          </table:table-cell>
          <table:table-cell office:value-type="string">
            <text:p>queen</text:p>
          </table:table-cell>
          <table:table-cell office:value-type="string">
            <text:p>status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Renata</text:p>
          </table:table-cell>
          <table:table-cell office:value-type="string">
            <text:p>f</text:p>
          </table:table-cell>
          <table:table-cell office:value-type="string">
            <text:p>Italian, Spanish, Portuguese, German, Polish, Czech, Croatian, Slovene,</text:p>
          </table:table-cell>
          <table:table-cell office:value-type="string">
            <text:p>italian</text:p>
          </table:table-cell>
          <table:table-cell office:value-type="string">
            <text:p>born again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Maria Guadalupe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hed-for child, our lady of guadalupe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Noah</text:p>
          </table:table-cell>
          <table:table-cell office:value-type="string">
            <text:p>m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rest, comfort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Liam</text:p>
          </table:table-cell>
          <table:table-cell office:value-type="string">
            <text:p>m</text:p>
          </table:table-cell>
          <table:table-cell office:value-type="string">
            <text:p>irish, english</text:p>
          </table:table-cell>
          <table:table-cell office:value-type="string">
            <text:p>ir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Jacob</text:p>
          </table:table-cell>
          <table:table-cell office:value-type="string">
            <text:p>m</text:p>
          </table:table-cell>
          <table:table-cell office:value-type="string">
            <text:p>English, Dutch, Swedish, Norwegian, Danish, Jewish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Mason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stoneworker</text:p>
          </table:table-cell>
          <table:table-cell office:value-type="string">
            <text:p>job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USA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William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Ethan</text:p>
          </table:table-cell>
          <table:table-cell office:value-type="string">
            <text:p>m</text:p>
          </table:table-cell>
          <table:table-cell office:value-type="string">
            <text:p>English, Jewish, French, Biblical</text:p>
          </table:table-cell>
          <table:table-cell office:value-type="string">
            <text:p>english</text:p>
          </table:table-cell>
          <table:table-cell office:value-type="string">
            <text:p>solid, enduring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Michael</text:p>
          </table:table-cell>
          <table:table-cell office:value-type="string">
            <text:p>m</text:p>
          </table:table-cell>
          <table:table-cell office:value-type="string">
            <text:p>English, German, Swedish, Norwegian, Danish, Dutch, Czech, Biblical</text:p>
          </table:table-cell>
          <table:table-cell office:value-type="string">
            <text:p>english</text:p>
          </table:table-cell>
          <table:table-cell office:value-type="string">
            <text:p>who is like god?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Alexander</text:p>
          </table:table-cell>
          <table:table-cell office:value-type="string">
            <text:p>m</text:p>
          </table:table-cell>
          <table:table-cell office:value-type="string">
            <text:p>English, German, Dutch, Swedish, Norwegian, Danish, Icelandic, Hungarian, Slovak, Biblical,</text:p>
          </table:table-cell>
          <table:table-cell office:value-type="string">
            <text:p>english</text:p>
          </table:table-cell>
          <table:table-cell office:value-type="string">
            <text:p>defending man</text:p>
          </table:table-cell>
          <table:table-cell office:value-type="string">
            <text:p>job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Jayden</text:p>
          </table:table-cell>
          <table:table-cell office:value-type="string">
            <text:p>m (f)</text:p>
          </table:table-cell>
          <table:table-cell table:number-columns-repeated="2" office:value-type="string">
            <text:p>english</text:p>
          </table:table-cell>
          <table:table-cell table:number-columns-repeated="2" office:value-type="string">
            <text:p>invented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Daniel</text:p>
          </table:table-cell>
          <table:table-cell office:value-type="string">
            <text:p>m</text:p>
          </table:table-cell>
          <table:table-cell office:value-type="string">
            <text:p>English, Hebrew, French, German, Swedish, Norwegian, Danish, Polish, Czech, Slovak, Spanish, Portuguese, Romanian, Slovene, Bulgarian, Macedonian, Croatian, Armenian, Georgian, Biblical</text:p>
          </table:table-cell>
          <table:table-cell office:value-type="string">
            <text:p>english</text:p>
          </table:table-cell>
          <table:table-cell office:value-type="string">
            <text:p>god is my judge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Sophia</text:p>
          </table:table-cell>
          <table:table-cell office:value-type="string">
            <text:p>f</text:p>
          </table:table-cell>
          <table:table-cell office:value-type="string">
            <text:p>English, Greek, German</text:p>
          </table:table-cell>
          <table:table-cell office:value-type="string">
            <text:p>englis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Emma</text:p>
          </table:table-cell>
          <table:table-cell office:value-type="string">
            <text:p>f</text:p>
          </table:table-cell>
          <table:table-cell office:value-type="string">
            <text:p>English, French, Italian, Spanish, Swedish, Norwegian, Danish, Finnish, Dutch, German</text:p>
          </table:table-cell>
          <table:table-cell office:value-type="string">
            <text:p>english</text:p>
          </table:table-cell>
          <table:table-cell office:value-type="string">
            <text:p>whole, universal</text:p>
          </table:table-cell>
          <table:table-cell office:value-type="string">
            <text:p>virtu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Olivia</text:p>
          </table:table-cell>
          <table:table-cell office:value-type="string">
            <text:p>f</text:p>
          </table:table-cell>
          <table:table-cell office:value-type="string">
            <text:p>English, Italian, Spanish, German, Finnish, Swedish, Norwegian, Danish</text:p>
          </table:table-cell>
          <table:table-cell office:value-type="string">
            <text:p>english</text:p>
          </table:table-cell>
          <table:table-cell office:value-type="string">
            <text:p>olive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Isabella</text:p>
          </table:table-cell>
          <table:table-cell office:value-type="string">
            <text:p>f</text:p>
          </table:table-cell>
          <table:table-cell office:value-type="string">
            <text:p>Italian, German, English, Swedish, Norwegian, Danish, Dutch, Romanian</text:p>
          </table:table-cell>
          <table:table-cell office:value-type="string">
            <text:p>italian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Ava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to breathe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USA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Mia</text:p>
          </table:table-cell>
          <table:table-cell office:value-type="string">
            <text:p>f</text:p>
          </table:table-cell>
          <table:table-cell office:value-type="string">
            <text:p>Swedish, Norwegian, Danish, Dutch, German, English</text:p>
          </table:table-cell>
          <table:table-cell office:value-type="string">
            <text:p>swedish</text:p>
          </table:table-cell>
          <table:table-cell office:value-type="string">
            <text:p>Wished-for child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Emil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ival</text:p>
          </table:table-cell>
          <table:table-cell office:value-type="string">
            <text:p>negativ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Abigail</text:p>
          </table:table-cell>
          <table:table-cell office:value-type="string">
            <text:p>f</text:p>
          </table:table-cell>
          <table:table-cell office:value-type="string">
            <text:p>English, German, Biblical</text:p>
          </table:table-cell>
          <table:table-cell office:value-type="string">
            <text:p>english</text:p>
          </table:table-cell>
          <table:table-cell office:value-type="string">
            <text:p>father's joy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Madison</text:p>
          </table:table-cell>
          <table:table-cell office:value-type="string">
            <text:p>f (m)</text:p>
          </table:table-cell>
          <table:table-cell table:number-columns-repeated="2" office:value-type="string">
            <text:p>english</text:p>
          </table:table-cell>
          <table:table-cell office:value-type="string">
            <text:p>son of maud</text:p>
          </table:table-cell>
          <table:table-cell office:value-type="string">
            <text:p>lineag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Elizabeth</text:p>
          </table:table-cell>
          <table:table-cell office:value-type="string">
            <text:p>f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Oliver</text:p>
          </table:table-cell>
          <table:table-cell office:value-type="string">
            <text:p>m</text:p>
          </table:table-cell>
          <table:table-cell office:value-type="string">
            <text:p>English, German, Swedish, Norwegian, Danish, Finnish, Estonian, Serbian, Croatian, Macedonian, Czech, Slovak</text:p>
          </table:table-cell>
          <table:table-cell office:value-type="string">
            <text:p>english</text:p>
          </table:table-cell>
          <table:table-cell office:value-type="string">
            <text:p>olive tree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Jack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yahweh is graciou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cut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Harry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home ruler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Jacob</text:p>
          </table:table-cell>
          <table:table-cell office:value-type="string">
            <text:p>m</text:p>
          </table:table-cell>
          <table:table-cell office:value-type="string">
            <text:p>English, Dutch, Swedish, Norwegian, Danish, Jewish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Charlie</text:p>
          </table:table-cell>
          <table:table-cell office:value-type="string">
            <text:p>m (f)</text:p>
          </table:table-cell>
          <table:table-cell table:number-columns-repeated="2" office:value-type="string">
            <text:p>english</text:p>
          </table:table-cell>
          <table:table-cell office:value-type="string">
            <text:p>army, warrior</text:p>
          </table:table-cell>
          <table:table-cell office:value-type="string">
            <text:p>job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Thomas</text:p>
          </table:table-cell>
          <table:table-cell office:value-type="string">
            <text:p>m</text:p>
          </table:table-cell>
          <table:table-cell office:value-type="string">
            <text:p>English, French, German, Dutch, Swedish, Norwegian, Danish, Greek, Biblical</text:p>
          </table:table-cell>
          <table:table-cell office:value-type="string">
            <text:p>english</text:p>
          </table:table-cell>
          <table:table-cell office:value-type="string">
            <text:p>twin</text:p>
          </table:table-cell>
          <table:table-cell office:value-type="string">
            <text:p>lineag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Oscar</text:p>
          </table:table-cell>
          <table:table-cell office:value-type="string">
            <text:p>m</text:p>
          </table:table-cell>
          <table:table-cell office:value-type="string">
            <text:p>English, Irish, Portuguese (Brazilian), Italian, Swedish, Norwegian, Danish, Dutch, French</text:p>
          </table:table-cell>
          <table:table-cell office:value-type="string">
            <text:p>english</text:p>
          </table:table-cell>
          <table:table-cell office:value-type="string">
            <text:p>deer friend (not a typo, literal deer)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William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James</text:p>
          </table:table-cell>
          <table:table-cell office:value-type="string">
            <text:p>m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George</text:p>
          </table:table-cell>
          <table:table-cell office:value-type="string">
            <text:p>m</text:p>
          </table:table-cell>
          <table:table-cell office:value-type="string">
            <text:p>english, romanian</text:p>
          </table:table-cell>
          <table:table-cell office:value-type="string">
            <text:p>english</text:p>
          </table:table-cell>
          <table:table-cell office:value-type="string">
            <text:p>farmer, earthworker</text:p>
          </table:table-cell>
          <table:table-cell office:value-type="string">
            <text:p>job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Amelia</text:p>
          </table:table-cell>
          <table:table-cell office:value-type="string">
            <text:p>f</text:p>
          </table:table-cell>
          <table:table-cell office:value-type="string">
            <text:p>English, Spanish, Italian, Polish, Dutch, German</text:p>
          </table:table-cell>
          <table:table-cell office:value-type="string">
            <text:p>english</text:p>
          </table:table-cell>
          <table:table-cell office:value-type="string">
            <text:p>work</text:p>
          </table:table-cell>
          <table:table-cell office:value-type="string">
            <text:p>negative</text:p>
          </table:table-cell>
          <table:table-cell office:value-type="string">
            <text:p>pretty</text:p>
          </table:table-cell>
          <table:table-cell office:value-type="string">
            <text:p>tough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Olivia</text:p>
          </table:table-cell>
          <table:table-cell office:value-type="string">
            <text:p>f</text:p>
          </table:table-cell>
          <table:table-cell office:value-type="string">
            <text:p>English, Italian, Spanish, German, Finnish, Swedish, Norwegian, Danish</text:p>
          </table:table-cell>
          <table:table-cell office:value-type="string">
            <text:p>english</text:p>
          </table:table-cell>
          <table:table-cell office:value-type="string">
            <text:p>olive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Emil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ival</text:p>
          </table:table-cell>
          <table:table-cell office:value-type="string">
            <text:p>negativ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Ava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to breathe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Isla</text:p>
          </table:table-cell>
          <table:table-cell office:value-type="string">
            <text:p>f</text:p>
          </table:table-cell>
          <table:table-cell table:number-columns-repeated="2" office:value-type="string">
            <text:p>scottish</text:p>
          </table:table-cell>
          <table:table-cell office:value-type="string">
            <text:p>the island of islay</text:p>
          </table:table-cell>
          <table:table-cell office:value-type="string">
            <text:p>location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Jessica</text:p>
          </table:table-cell>
          <table:table-cell office:value-type="string">
            <text:p>f</text:p>
          </table:table-cell>
          <table:table-cell office:value-type="string">
            <text:p>English, French, German, Swedish, Norwegian, Danish, Italian</text:p>
          </table:table-cell>
          <table:table-cell office:value-type="string">
            <text:p>english</text:p>
          </table:table-cell>
          <table:table-cell office:value-type="string">
            <text:p>invented by shakespeare</text:p>
          </table:table-cell>
          <table:table-cell office:value-type="string">
            <text:p>invented</text:p>
          </table:table-cell>
          <table:table-cell office:value-type="string">
            <text:p>pretty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Popp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ed flower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Isabella</text:p>
          </table:table-cell>
          <table:table-cell office:value-type="string">
            <text:p>f</text:p>
          </table:table-cell>
          <table:table-cell office:value-type="string">
            <text:p>Italian, German, English, Swedish, Norwegian, Danish, Dutch, Romanian</text:p>
          </table:table-cell>
          <table:table-cell office:value-type="string">
            <text:p>italian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Sophie</text:p>
          </table:table-cell>
          <table:table-cell office:value-type="string">
            <text:p>f</text:p>
          </table:table-cell>
          <table:table-cell office:value-type="string">
            <text:p>French, English, German, Dutch</text:p>
          </table:table-cell>
          <table:table-cell office:value-type="string">
            <text:p>frenc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Mia</text:p>
          </table:table-cell>
          <table:table-cell office:value-type="string">
            <text:p>f</text:p>
          </table:table-cell>
          <table:table-cell office:value-type="string">
            <text:p>Swedish, Norwegian, Danish, Dutch, German, English</text:p>
          </table:table-cell>
          <table:table-cell office:value-type="string">
            <text:p>swedish</text:p>
          </table:table-cell>
          <table:table-cell office:value-type="string">
            <text:p>Wished-for child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Yusuf</text:p>
          </table:table-cell>
          <table:table-cell office:value-type="string">
            <text:p>m</text:p>
          </table:table-cell>
          <table:table-cell office:value-type="string">
            <text:p>Arabic, Turkish</text:p>
          </table:table-cell>
          <table:table-cell office:value-type="string">
            <text:p>arabic</text:p>
          </table:table-cell>
          <table:table-cell office:value-type="string">
            <text:p>form of joseph, he will add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Bera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letters patent</text:p>
          </table:table-cell>
          <table:table-cell office:value-type="string">
            <text:p>other</text:p>
          </table:table-cell>
          <table:table-cell office:value-type="string">
            <text:p>tough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Mustafa</text:p>
          </table:table-cell>
          <table:table-cell office:value-type="string">
            <text:p>m</text:p>
          </table:table-cell>
          <table:table-cell office:value-type="string">
            <text:p>Arabic, Turkish</text:p>
          </table:table-cell>
          <table:table-cell office:value-type="string">
            <text:p>arabic</text:p>
          </table:table-cell>
          <table:table-cell office:value-type="string">
            <text:p>the chosen one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urkey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Ahme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more commendabl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Emir</text:p>
          </table:table-cell>
          <table:table-cell office:value-type="string">
            <text:p>m</text:p>
          </table:table-cell>
          <table:table-cell office:value-type="string">
            <text:p>Bosnian</text:p>
          </table:table-cell>
          <table:table-cell office:value-type="string">
            <text:p>bosnian</text:p>
          </table:table-cell>
          <table:table-cell office:value-type="string">
            <text:p>commander, prince. Originally a titl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Ömer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populous, flourishing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Mehme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form of muhammed, praiseworthy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Muhammed</text:p>
          </table:table-cell>
          <table:table-cell office:value-type="string">
            <text:p>m</text:p>
          </table:table-cell>
          <table:table-cell office:value-type="string">
            <text:p>Arabic, Pakistani, Urdu, Pashto, Tajik, Indonesian, Malay</text:p>
          </table:table-cell>
          <table:table-cell office:value-type="string">
            <text:p>arabic</text:p>
          </table:table-cell>
          <table:table-cell office:value-type="string">
            <text:p>praiseworthy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Turkey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Emirhan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prince, ruler</text:p>
          </table:table-cell>
          <table:table-cell office:value-type="string">
            <text:p>stat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Eymen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more lucky, blessed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Zeynep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fragrant flowering tree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Elif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Slender</text:p>
          </table:table-cell>
          <table:table-cell office:value-type="string">
            <text:p>appearance</text:p>
          </table:table-cell>
          <table:table-cell office:value-type="string">
            <text:p>tough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Ecrin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Yağm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rain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Zehra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brilliant, bright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Azra</text:p>
          </table:table-cell>
          <table:table-cell office:value-type="string">
            <text:p>f</text:p>
          </table:table-cell>
          <table:table-cell office:value-type="string">
            <text:p>Arabic, Turkish, Bosnian, Persian, Pakistani, Urdu</text:p>
          </table:table-cell>
          <table:table-cell office:value-type="string">
            <text:p>arabic</text:p>
          </table:table-cell>
          <table:table-cell office:value-type="string">
            <text:p>virgin</text:p>
          </table:table-cell>
          <table:table-cell office:value-type="string">
            <text:p>stat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Nisan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the woman, light, sura of the quran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Nehi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river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Hiran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cave where mohammed received first revelations, light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Belinay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Hiroto </text:span><text:span text:style-name="T2">大翔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big, great, soar, glid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Ren </text:span><text:span text:style-name="T2">蓮</text:span></text:p>
          </table:table-cell>
          <table:table-cell office:value-type="string">
            <text:p>m (f)</text:p>
          </table:table-cell>
          <table:table-cell table:number-columns-repeated="2" office:value-type="string">
            <text:p>Japanese</text:p>
          </table:table-cell>
          <table:table-cell office:value-type="string">
            <text:p>lotus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Yuuma </text:span><text:span text:style-name="T2">悠真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distant, leisurely, real, genuine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Minato </text:span><text:span text:style-name="T2">湊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harbour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Haruto </text:span><text:span text:style-name="T2">陽斗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constellation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Shouta </text:span><text:span text:style-name="T2">翔太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oar, glide, thick, big</text:p>
          </table:table-cell>
          <table:table-cell office:value-type="string">
            <text:p>other</text:p>
          </table:table-cell>
          <table:table-cell office:value-type="string">
            <text:p>tough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Yuuto </text:span><text:span text:style-name="T2">悠斗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distant, leisurely, constellation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Haruto </text:span><text:span text:style-name="T2">陽翔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soar, fly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Souma </text:span><text:span text:style-name="T2">颯真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udden, sound of wind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Souta </text:span><text:span text:style-name="T2">颯太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udden, sound of wind, thick, big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Yuina </text:span><text:span text:style-name="T2">結菜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vegetables, greens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Hina </text:span><text:span text:style-name="T2">陽菜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vegetables, greens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Aoi </text:span><text:span text:style-name="T2">葵</text:span></text:p>
          </table:table-cell>
          <table:table-cell office:value-type="string">
            <text:p>f (m)</text:p>
          </table:table-cell>
          <table:table-cell table:number-columns-repeated="2" office:value-type="string">
            <text:p>Japanese</text:p>
          </table:table-cell>
          <table:table-cell office:value-type="string">
            <text:p>hollyhock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Yua </text:span><text:span text:style-name="T2">結愛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love, affection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Yui </text:span><text:span text:style-name="T2">結衣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clothing, garment</text:p>
          </table:table-cell>
          <table:table-cell office:value-type="string">
            <text:p>other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Rin </text:span><text:span text:style-name="T2">凛</text:span></text:p>
          </table:table-cell>
          <table:table-cell office:value-type="string">
            <text:p>f (m)</text:p>
          </table:table-cell>
          <table:table-cell table:number-columns-repeated="2" office:value-type="string">
            <text:p>Japanese</text:p>
          </table:table-cell>
          <table:table-cell office:value-type="string">
            <text:p>dignified, severe, cold</text:p>
          </table:table-cell>
          <table:table-cell office:value-type="string">
            <text:p>negative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Airi </text:span><text:span text:style-name="T2">愛莉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ove, affection, white jasmine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Koharu </text:span><text:span text:style-name="T2">心春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heart, spring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Airi </text:span><text:span text:style-name="T2">愛梨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ove, affection, pear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<text:span text:style-name="T1">Mei </text:span><text:span text:style-name="T2">芽依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bud, rely on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3" table:number-rows-repeated="20">
          <table:table-cell table:style-name="ce2"/>
          <table:table-cell table:number-columns-repeated="1023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Songti-SC-Regular" svg:font-family="STSongti-SC-Regular"/>
    <style:font-face style:name="Helvetica" svg:font-family="Helvetica" style:font-family-generic="swiss"/>
    <style:font-face style:name="Adobe Caslon Pro" svg:font-family="'Adobe Caslon Pro'" style:font-pitch="variable"/>
    <style:font-face style:name="Proxima Nova" svg:font-family="'Proxima Nova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9/09/2016</text:date>, <text:time>09:4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27:10</meta:creation-date>
    <dc:date>2016-09-09T09:43:44</dc:date>
    <meta:editing-duration>PT13H21M54S</meta:editing-duration>
    <meta:editing-cycles>13</meta:editing-cycles>
    <meta:generator>OpenOffice/4.1.1$Unix OpenOffice.org_project/411m6$Build-9775</meta:generator>
    <meta:document-statistic meta:table-count="3" meta:cell-count="1212" meta:object-count="0"/>
    <meta:user-defined meta:name=""/>
  </office:meta>
</office:document-meta>
</file>